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style:font-name="Times New Roman" fo:font-size="12pt" fo:letter-spacing="normal" fo:font-style="normal" fo:font-weight="normal" officeooo:rsid="000a5cbd" officeooo:paragraph-rsid="000a5cbd" style:font-size-asian="12pt" style:font-size-complex="12pt"/>
    </style:style>
    <style:style style:name="P2" style:family="paragraph" style:parent-style-name="Text_20_body">
      <style:text-properties fo:font-variant="normal" fo:text-transform="none" style:font-name="Times New Roman" fo:font-size="14pt" fo:letter-spacing="normal" fo:font-style="normal" fo:font-weight="normal" officeooo:rsid="000a5cbd" officeooo:paragraph-rsid="000a5cbd" style:font-size-asian="14pt" style:font-size-complex="14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break-before="page"/>
      <style:text-properties fo:font-variant="normal" fo:text-transform="none" style:font-name="Times New Roman" fo:font-size="14pt" fo:letter-spacing="normal" fo:font-style="normal" fo:font-weight="normal" officeooo:rsid="00058169" officeooo:paragraph-rsid="00058169" style:font-size-asian="14pt" style:font-size-complex="14pt"/>
    </style:style>
    <style:style style:name="P5" style:family="paragraph" style:parent-style-name="Standard">
      <style:text-properties style:font-name="Times New Roman" fo:font-size="14pt" officeooo:rsid="00012ca0" officeooo:paragraph-rsid="00012ca0" style:font-size-asian="14pt" style:font-size-complex="14pt"/>
    </style:style>
    <style:style style:name="P6" style:family="paragraph" style:parent-style-name="Standard">
      <style:text-properties style:font-name="Times New Roman" fo:font-size="14pt" officeooo:rsid="0002ada0" officeooo:paragraph-rsid="0002ada0" style:font-size-asian="14pt" style:font-size-complex="14pt"/>
    </style:style>
    <style:style style:name="P7" style:family="paragraph" style:parent-style-name="Standard">
      <style:text-properties style:font-name="Times New Roman" fo:font-size="14pt" officeooo:rsid="0002ada0" officeooo:paragraph-rsid="00058169" style:font-size-asian="14pt" style:font-size-complex="14pt"/>
    </style:style>
    <style:style style:name="P8" style:family="paragraph" style:parent-style-name="Standard">
      <style:text-properties style:font-name="Times New Roman" fo:font-size="14pt" officeooo:rsid="00058169" officeooo:paragraph-rsid="00058169" style:font-size-asian="14pt" style:font-size-complex="14pt"/>
    </style:style>
    <style:style style:name="P9" style:family="paragraph" style:parent-style-name="Standard">
      <style:text-properties style:font-name="Times New Roman" fo:font-size="14pt" officeooo:rsid="00040ec4" officeooo:paragraph-rsid="00040ec4" style:font-size-asian="14pt" style:font-size-complex="14pt"/>
    </style:style>
    <style:style style:name="P10" style:family="paragraph" style:parent-style-name="Heading_20_3">
      <style:paragraph-properties fo:text-align="center" style:justify-single-word="false"/>
      <style:text-properties style:font-name="Times New Roman" fo:font-size="15pt" style:font-size-asian="15pt" style:font-size-complex="15pt"/>
    </style:style>
    <style:style style:name="P11" style:family="paragraph" style:parent-style-name="Text_20_body" style:list-style-name="L1">
      <style:paragraph-properties fo:margin-top="0in" fo:margin-bottom="0in" loext:contextual-spacing="false" fo:widows="1" fo:padding="0in" fo:border="none"/>
    </style:style>
    <style:style style:name="P12" style:family="paragraph" style:parent-style-name="Text_20_body" style:list-style-name="L1">
      <style:paragraph-properties fo:margin-top="0in" fo:margin-bottom="0in" loext:contextual-spacing="false" fo:widows="1" fo:padding="0in" fo:border="none"/>
      <style:text-properties officeooo:paragraph-rsid="000b576c"/>
    </style:style>
    <style:style style:name="P13" style:family="paragraph" style:parent-style-name="Text_20_body" style:list-style-name="L2">
      <style:paragraph-properties fo:margin-top="0in" fo:margin-bottom="0in" loext:contextual-spacing="false" fo:widows="1" fo:padding="0in" fo:border="none"/>
    </style:style>
    <style:style style:name="P14" style:family="paragraph" style:parent-style-name="Text_20_body" style:list-style-name="L2">
      <style:paragraph-properties fo:margin-top="0in" fo:margin-bottom="0in" loext:contextual-spacing="false" fo:widows="1" fo:padding="0in" fo:border="none"/>
      <style:text-properties officeooo:paragraph-rsid="00098e19"/>
    </style:style>
    <style:style style:name="P15" style:family="paragraph" style:parent-style-name="Text_20_body" style:list-style-name="L1">
      <style:paragraph-properties fo:widows="1" fo:padding="0in" fo:border="none"/>
    </style:style>
    <style:style style:name="P16" style:family="paragraph" style:parent-style-name="Text_20_body" style:list-style-name="L2">
      <style:paragraph-properties fo:widows="1" fo:padding="0in" fo:border="none"/>
    </style:style>
    <style:style style:name="P17" style:family="paragraph" style:parent-style-name="Standard" style:list-style-name="L3">
      <style:text-properties style:font-name="Times New Roman" fo:font-size="14pt" officeooo:rsid="00040ec4" officeooo:paragraph-rsid="00040ec4" style:font-size-asian="14pt" style:font-size-complex="14pt"/>
    </style:style>
    <style:style style:name="T1" style:family="text">
      <style:text-properties officeooo:rsid="00040ec4"/>
    </style:style>
    <style:style style:name="T2" style:family="text">
      <style:text-properties officeooo:rsid="00058169"/>
    </style:style>
    <style:style style:name="T3" style:family="text">
      <style:text-properties officeooo:rsid="00063aa9"/>
    </style:style>
    <style:style style:name="T4" style:family="text">
      <style:text-properties officeooo:rsid="0007798b"/>
    </style:style>
    <style:style style:name="T5" style:family="text">
      <style:text-properties officeooo:rsid="00081414"/>
    </style:style>
    <style:style style:name="T6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weight-asian="bold" style:font-size-complex="14pt" style:font-weight-complex="bold" fo:padding="0in" fo:border="none"/>
    </style:style>
    <style:style style:name="T7" style:family="text">
      <style:text-properties fo:font-variant="normal" fo:text-transform="none" fo:color="#333333" style:font-name="Times New Roman" fo:font-size="14pt" fo:letter-spacing="normal" fo:font-style="normal" fo:font-weight="bold" officeooo:rsid="00098e19" style:font-size-asian="14pt" style:font-weight-asian="bold" style:font-size-complex="14pt" style:font-weight-complex="bold" fo:padding="0in" fo:border="none"/>
    </style:style>
    <style:style style:name="T8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 fo:padding="0in" fo:border="none"/>
    </style:style>
    <style:style style:name="T9" style:family="text">
      <style:text-properties fo:font-variant="normal" fo:text-transform="none" fo:color="#333333" style:font-name="Times New Roman" fo:font-size="14pt" fo:letter-spacing="normal" fo:font-style="normal" fo:font-weight="normal" officeooo:rsid="000b576c" style:font-size-asian="14pt" style:font-size-complex="14pt" fo:padding="0in" fo:border="none"/>
    </style:style>
    <style:style style:name="T10" style:family="text">
      <style:text-properties fo:font-variant="normal" fo:text-transform="none" fo:color="#333333" style:font-name="Times New Roman" fo:font-size="14pt" fo:letter-spacing="normal" fo:font-style="normal" fo:font-weight="normal" officeooo:rsid="00098e19" style:font-size-asian="14pt" style:font-weight-asian="normal" style:font-size-complex="14pt" style:font-weight-complex="normal" fo:padding="0in" fo:border="none"/>
    </style:style>
    <style:style style:name="T11" style:family="text">
      <style:text-properties officeooo:rsid="000a5cbd"/>
    </style:style>
    <style:style style:name="T12" style:family="text">
      <style:text-properties officeooo:rsid="000b1d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span text:style-name="T2">Layout Command Control - </text:span>Executive Summary</text:h>
      <text:p text:style-name="P5"/>
      <text:p text:style-name="P5">Layout Command Control (LCC) is an accessory bus system that bridges between layout accessories, train traction systems and legacy systems. <text:s/>It is designed to run across numerous transports, including Ethernet, WiFi, CAN, and RF. <text:s/>It is also designed to umbrella legacy systems into a unified whole. <text:s/></text:p>
      <text:p text:style-name="P5"/>
      <text:p text:style-name="P6">LCC allow<text:span text:style-name="T5">s</text:span> manufacturers wide latitude to innovate, while having a solid base <text:span text:style-name="T2">from which </text:span>to build that ensures compatibility. <text:s/>This <text:span text:style-name="T2">lets</text:span> them access a larger market, while focus<text:span text:style-name="T2">ing</text:span> on their area of expertise, <text:span text:style-name="T2">and </text:span>remain<text:span text:style-name="T2">ing</text:span> <text:span text:style-name="T2">compatible and </text:span>connected to everyone's products. <text:s/><text:span text:style-name="T2">To this end, </text:span>LCC includes a testing suite that not only allows manufacturers to self-check their compliance, but also allows modelers to assure themselves that their equipment is working and maintains compatibility. <text:s/></text:p>
      <text:p text:style-name="P6"/>
      <text:p text:style-name="P7">Modelers do not need to throw out their legacy equipment, but can easily connect to LCC, and hence to other legacy systems, through smart-bridges – devices which know how to buffer and translate from one system to LCC and back. <text:s text:c="2"/>LCC has a very large address-space which can accommodate lots of systems with ease. <text:s/>Every item (node) has a pre-assigned unique identifier number which is used to address it. <text:s/>Because <text:span text:style-name="T2">these are unique, there </text:span>cannot be clashes between two nodes. <text:s/>Modular groups can come together without conflicts, <text:span text:style-name="T2">and advanced</text:span> features allow them to quickly configure their ad hoc layout. <text:s/></text:p>
      <text:p text:style-name="P6"/>
      <text:p text:style-name="P7">LCC is well documented <text:span text:style-name="T2">by the OpenLCB development team </text:span>as a set of <text:span text:style-name="T2">s</text:span>tandard <text:span text:style-name="T1">Protocols </text:span>which generally follow the OSI layer<text:span text:style-name="T2">ing scheme</text:span>. <text:s/>These <text:span text:style-name="T2">Standards documents form a</text:span> complete and concise <text:span text:style-name="T2">basis </text:span>to build compliant nodes. <text:s/>In addition, the <text:span text:style-name="T2">matching </text:span>Technical Notes explain in greater detail <text:span text:style-name="T2">both </text:span>the intent and examples of <text:span text:style-name="T2">the</text:span> use of the Standards. <text:s/>Each pair of documents describes and teaches a <text:span text:style-name="T1">specific protocol, and the protocols are designed to be internally extensible but also to form the basis of newer application protocols. <text:s/></text:span></text:p>
      <text:p text:style-name="P7"/>
      <text:p text:style-name="P8">In summary, LCC forms a solid infrastructure that allows modelers to use the old, but use the new, and grow into the future. <text:s/></text:p>
      <text:p text:style-name="P8"/>
      <text:p text:style-name="P2"/>
      <text:p text:style-name="P4">LCC is designed to be:</text:p>
      <text:list xml:id="list6799086414173168961" text:style-name="L1">
        <text:list-item>
          <text:p text:style-name="P11"><text:span text:style-name="Strong_20_Emphasis"><text:span text:style-name="T6">Transport agnostic</text:span></text:span><text:span text:style-name="T8">: it </text:span><text:span text:style-name="T9">supports</text:span><text:span text:style-name="T8"> Ethernet, Wifi, RF, CAN, RS-422/485, etc.;</text:span></text:p>
        </text:list-item>
        <text:list-item>
          <text:p text:style-name="P11"><text:span text:style-name="Strong_20_Emphasis"><text:span text:style-name="T6">Traction agnostic</text:span></text:span><text:span text:style-name="T8">: it supports DCC, DC, PWM, Marklin, etc.;</text:span></text:p>
        </text:list-item>
        <text:list-item>
          <text:p text:style-name="P12"><text:span text:style-name="Strong_20_Emphasis"><text:span text:style-name="T6">Compatible</text:span></text:span><text:span text:style-name="Strong_20_Emphasis"><text:span text:style-name="T8"> </text:span></text:span><text:span text:style-name="T8">with existing hardware: users can and should continue to use their investment, but can expand its capabilities. LCC is </text:span><text:span text:style-name="T9">bridgeable</text:span><text:span text:style-name="T8"> to Loconet, Xpressnet, NCE, C\MRI, CBus, ATbus, <text:s/>etc.;</text:span></text:p>
        </text:list-item>
        <text:list-item>
          <text:p text:style-name="P11"><text:span text:style-name="Strong_20_Emphasis"><text:span text:style-name="T6">Sympathetic</text:span></text:span><text:span text:style-name="Strong_20_Emphasis"><text:span text:style-name="T8"> </text:span></text:span><text:span text:style-name="T8">to the unique challenges of modular and large layouts;</text:span></text:p>
        </text:list-item>
        <text:list-item>
          <text:p text:style-name="P11"><text:span text:style-name="Strong_20_Emphasis"><text:span text:style-name="T6">Simple</text:span></text:span><text:span text:style-name="Strong_20_Emphasis"><text:span text:style-name="T8"> </text:span></text:span><text:span text:style-name="T8">for the novice: plug and play, no setting of IDs or addresses, push-button programming;</text:span></text:p>
        </text:list-item>
        <text:list-item>
          <text:p text:style-name="P11"><text:span text:style-name="Strong_20_Emphasis"><text:span text:style-name="T6">Discoverable</text:span></text:span><text:span text:style-name="T8">: A user can find out what devices are connected, and how they’re configured;</text:span></text:p>
        </text:list-item>
        <text:list-item>
          <text:p text:style-name="P15"><text:span text:style-name="Strong_20_Emphasis"><text:span text:style-name="T6">Expandable</text:span></text:span><text:span text:style-name="Strong_20_Emphasis"><text:span text:style-name="T8"> and </text:span></text:span><text:span text:style-name="Strong_20_Emphasis"><text:span text:style-name="T6">extensible</text:span></text:span><text:span text:style-name="T8">: new functionality to be added easily.</text:span></text:p>
        </text:list-item>
      </text:list>
      <text:p text:style-name="P3">To achieve the above, LCC has:</text:p>
      <text:list xml:id="list4598388575762105559" text:style-name="L2">
        <text:list-item>
          <text:p text:style-name="P13"><text:span text:style-name="Strong_20_Emphasis"><text:span text:style-name="T6">No central control</text:span></text:span><text:span text:style-name="T8">: however a computer can be attached for configuration, debugging or operations;</text:span></text:p>
        </text:list-item>
        <text:list-item>
          <text:p text:style-name="P13"><text:span text:style-name="Strong_20_Emphasis"><text:span text:style-name="T6">Preassigned IDs</text:span></text:span><text:span text:style-name="T8">: world-wide unique – so no address conflicts;</text:span></text:p>
        </text:list-item>
        <text:list-item>
          <text:p text:style-name="P13"><text:span text:style-name="Strong_20_Emphasis"><text:span text:style-name="T6">Large IDs</text:span></text:span><text:span text:style-name="T8">: large enough to </text:span><text:span text:style-name="T9">accommodate</text:span><text:span text:style-name="T8"> legacy addresses and future systems;</text:span></text:p>
        </text:list-item>
        <text:list-item>
          <text:p text:style-name="P13"><text:span text:style-name="Strong_20_Emphasis"><text:span text:style-name="T6">Events</text:span></text:span><text:span text:style-name="Strong_20_Emphasis"><text:span text:style-name="T8">, </text:span></text:span><text:span text:style-name="Strong_20_Emphasis"><text:span text:style-name="T6">Datagrams</text:span></text:span><text:span text:style-name="Strong_20_Emphasis"><text:span text:style-name="T8">, and </text:span></text:span><text:span text:style-name="Strong_20_Emphasis"><text:span text:style-name="T6">Streams</text:span></text:span><text:span text:style-name="T8">: to handle small, medium and and continuous messages;</text:span></text:p>
        </text:list-item>
        <text:list-item>
          <text:p text:style-name="P14"><text:span text:style-name="Strong_20_Emphasis"><text:span text:style-name="T6">System Messages </text:span></text:span><text:span text:style-name="T8">dealing with system-level processes such as node announcement, description, and status.</text:span></text:p>
        </text:list-item>
        <text:list-item>
          <text:p text:style-name="P13"><text:span text:style-name="Strong_20_Emphasis"><text:span text:style-name="T6">Interest-based</text:span></text:span><text:span text:style-name="Strong_20_Emphasis"><text:span text:style-name="T8"> </text:span></text:span><text:span text:style-name="T8">routing and filtering.</text:span></text:p>
        </text:list-item>
        <text:list-item>
          <text:p text:style-name="P13"><text:span text:style-name="Strong_20_Emphasis"><text:span text:style-name="T6">Self-description</text:span></text:span><text:span text:style-name="Strong_20_Emphasis"><text:span text:style-name="T8"> </text:span></text:span><text:span text:style-name="T8">and </text:span><text:span text:style-name="T7">self-documentation</text:span><text:span text:style-name="T10">: s</text:span><text:span text:style-name="T8">tored on the node.</text:span></text:p>
        </text:list-item>
        <text:list-item>
          <text:p text:style-name="P16"><text:span text:style-name="Strong_20_Emphasis"><text:span text:style-name="T6">Orthogonal protocols</text:span></text:span><text:span text:style-name="T8">: new ones can be added easily.</text:span></text:p>
        </text:list-item>
      </text:list>
      <text:p text:style-name="P9">Layers: </text:p>
      <text:list xml:id="list5784864974395506568" text:style-name="L3">
        <text:list-item>
          <text:p text:style-name="P17">Information: <text:s/>Glossary, Common Info<text:span text:style-name="T3">rmation</text:span>, Unique and Event Identifiers</text:p>
        </text:list-item>
        <text:list-item>
          <text:p text:style-name="P17">Physical: CAN and <text:span text:style-name="T4">pending </text:span>TCP Physical Layer</text:p>
        </text:list-item>
        <text:list-item>
          <text:p text:style-name="P17">Link: CAN Frame Transfer and <text:span text:style-name="T4">pending </text:span>TCP Trans<text:span text:style-name="T11">port</text:span></text:p>
        </text:list-item>
        <text:list-item>
          <text:p text:style-name="P17">Network/Transport: Message Network, Event, Datagram, <text:span text:style-name="T4">pending </text:span>Stream Transport, and Simple Node Information, </text:p>
        </text:list-item>
        <text:list-item>
          <text:p text:style-name="P17">Session: Configuration Description Information, <text:span text:style-name="T2">Memory Configuration, and draft Firmware Upgrade.</text:span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fo:font-variant="normal" fo:text-transform="none" style:font-name="Times New Roman" fo:font-size="12pt" fo:letter-spacing="normal" fo:font-style="normal" fo:font-weight="normal" officeooo:rsid="000a5cbd" officeooo:paragraph-rsid="000a5cbd" style:font-size-asian="12pt" style:font-size-complex="12pt"/>
    </style:style>
    <style:style style:name="MT1" style:family="text">
      <style:text-properties officeooo:rsid="000b1d3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ebruary 2016<text:tab/><text:tab/><text:tab/><text:tab/><text:tab/><text:tab/><text:tab/><text:tab/><text:tab/><text:tab/><text:tab/><text:span text:style-name="MT1">Page: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9:59:06.260934000</meta:creation-date>
    <dc:date>2016-02-06T11:14:16.960634000</dc:date>
    <meta:editing-duration>PT38M6S</meta:editing-duration>
    <meta:editing-cycles>8</meta:editing-cycles>
    <meta:generator>LibreOffice/4.4.0.3$MacOSX_X86_64 LibreOffice_project/de093506bcdc5fafd9023ee680b8c60e3e0645d7</meta:generator>
    <dc:creator>David Harris</dc:creator>
    <meta:document-statistic meta:table-count="0" meta:image-count="0" meta:object-count="0" meta:page-count="2" meta:paragraph-count="31" meta:word-count="586" meta:character-count="3793" meta:non-whitespace-character-count="3220"/>
  </office:meta>
</office:document-meta>
</file>